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line-height-at-least="0.529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alibri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42270457701513258" text:style-name="L1">
        <text:list-item>
          <text:p text:style-name="P1">В этом дне мы обеспечим вычисление валовой прибыли и сохранение ее в регистрах, на основании рассчитанной ранее себестоимости.</text:p>
        </text:list-item>
        <text:list-item>
          <text:p text:style-name="P1">Построим отчет “Валовая прибыль”, который покажет информации о выручке, валовой прибыли и рентабельности за выбранный пользователем период. При этом отчет будет выводить данные в разрезе клиентов и номенклатуры.</text:p>
        </text:list-item>
        <text:list-item>
          <text:p text:style-name="P1">Научимся создавать отчеты, содержащие несколько вариантов представления данных: в одном отчете мы получим данные о продажах товаров, отдельно данные о продажах по клиентам и сводную таблицу “Продажи товаров по клиентам”.</text:p>
        </text:list-item>
        <text:list-item>
          <text:p text:style-name="P1">Также научимся строить диаграммы в отчетах: гистограммы и круговые диаграммы. В виде диаграмм получим информацию о продажах – в таком наглядном виде отчеты понравятся руководству.</text:p>
        </text:list-item>
        <text:list-item>
          <text:p text:style-name="P1">С помощью еще одного вида диаграммы построим график продаж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HelveticaNeue-Light, 'Helvetica Neue Light', 'Helvetica Neue', sans-serif, Arial, 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OpenOffice.org/3.4.1$Win32 OpenOffice.org_project/341m1$Build-9593</meta:generator>
    <dc:date>2013-11-25T09:32:27.65</dc:date>
    <meta:document-statistic meta:table-count="0" meta:image-count="0" meta:object-count="0" meta:page-count="1" meta:paragraph-count="6" meta:word-count="115" meta:character-count="801"/>
    <meta:user-defined meta:name="Info 1"/>
    <meta:user-defined meta:name="Info 2"/>
    <meta:user-defined meta:name="Info 3"/>
    <meta:user-defined meta:name="Info 4"/>
  </office:meta>
</office:document-meta>
</file>